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1003" calcext:value-type="float">
            <text:p>1003</text:p>
          </table:table-cell>
          <table:table-cell office:value-type="float" office:value="3974563119" calcext:value-type="float">
            <text:p>3974563119</text:p>
          </table:table-cell>
          <table:table-cell office:value-type="float" office:value="9014558506" calcext:value-type="float">
            <text:p>9014558506</text:p>
          </table:table-cell>
          <table:table-cell office:value-type="float" office:value="25438322" calcext:value-type="float">
            <text:p>25438322</text:p>
          </table:table-cell>
          <table:table-cell office:value-type="float" office:value="174828443" calcext:value-type="float">
            <text:p>174828443</text:p>
          </table:table-cell>
          <table:table-cell office:value-type="float" office:value="135324234" calcext:value-type="float">
            <text:p>135324234</text:p>
          </table:table-cell>
          <table:table-cell office:value-type="float" office:value="27833639" calcext:value-type="float">
            <text:p>278336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0905" calcext:value-type="float">
            <text:p>0.440905</text:p>
          </table:table-cell>
          <table:table-cell office:value-type="float" office:value="25438322" calcext:value-type="float">
            <text:p>25438322</text:p>
          </table:table-cell>
          <table:table-cell office:value-type="float" office:value="11.155554" calcext:value-type="float">
            <text:p>11.155554</text:p>
          </table:table-cell>
          <table:table-cell office:value-type="float" office:value="8.634847" calcext:value-type="float">
            <text:p>8.634847</text:p>
          </table:table-cell>
          <table:table-cell office:value-type="float" office:value="1.776025" calcext:value-type="float">
            <text:p>1.776025</text:p>
          </table:table-cell>
          <table:table-cell office:value-type="float" office:value="1.29" calcext:value-type="float">
            <text:p>1.29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2005" calcext:value-type="float">
            <text:p>2005</text:p>
          </table:table-cell>
          <table:table-cell office:value-type="float" office:value="4295292760" calcext:value-type="float">
            <text:p>4295292760</text:p>
          </table:table-cell>
          <table:table-cell office:value-type="float" office:value="9521793367" calcext:value-type="float">
            <text:p>9521793367</text:p>
          </table:table-cell>
          <table:table-cell office:value-type="float" office:value="24157542" calcext:value-type="float">
            <text:p>24157542</text:p>
          </table:table-cell>
          <table:table-cell office:value-type="float" office:value="173444127" calcext:value-type="float">
            <text:p>173444127</text:p>
          </table:table-cell>
          <table:table-cell office:value-type="float" office:value="132826033" calcext:value-type="float">
            <text:p>132826033</text:p>
          </table:table-cell>
          <table:table-cell office:value-type="float" office:value="30854868" calcext:value-type="float">
            <text:p>3085486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1101" calcext:value-type="float">
            <text:p>0.451101</text:p>
          </table:table-cell>
          <table:table-cell office:value-type="float" office:value="24157542" calcext:value-type="float">
            <text:p>24157542</text:p>
          </table:table-cell>
          <table:table-cell office:value-type="float" office:value="11.078268" calcext:value-type="float">
            <text:p>11.078268</text:p>
          </table:table-cell>
          <table:table-cell office:value-type="float" office:value="8.483898" calcext:value-type="float">
            <text:p>8.483898</text:p>
          </table:table-cell>
          <table:table-cell office:value-type="float" office:value="1.97077" calcext:value-type="float">
            <text:p>1.97077</text:p>
          </table:table-cell>
          <table:table-cell office:value-type="float" office:value="1.31" calcext:value-type="float">
            <text:p>1.3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3007" calcext:value-type="float">
            <text:p>3007</text:p>
          </table:table-cell>
          <table:table-cell office:value-type="float" office:value="4220016675" calcext:value-type="float">
            <text:p>4220016675</text:p>
          </table:table-cell>
          <table:table-cell office:value-type="float" office:value="9442209188" calcext:value-type="float">
            <text:p>9442209188</text:p>
          </table:table-cell>
          <table:table-cell office:value-type="float" office:value="21842470" calcext:value-type="float">
            <text:p>21842470</text:p>
          </table:table-cell>
          <table:table-cell office:value-type="float" office:value="156386565" calcext:value-type="float">
            <text:p>156386565</text:p>
          </table:table-cell>
          <table:table-cell office:value-type="float" office:value="120692306" calcext:value-type="float">
            <text:p>120692306</text:p>
          </table:table-cell>
          <table:table-cell office:value-type="float" office:value="28504062" calcext:value-type="float">
            <text:p>285040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6931" calcext:value-type="float">
            <text:p>0.446931</text:p>
          </table:table-cell>
          <table:table-cell office:value-type="float" office:value="21842470" calcext:value-type="float">
            <text:p>21842470</text:p>
          </table:table-cell>
          <table:table-cell office:value-type="float" office:value="9.988762" calcext:value-type="float">
            <text:p>9.988762</text:p>
          </table:table-cell>
          <table:table-cell office:value-type="float" office:value="7.708889" calcext:value-type="float">
            <text:p>7.708889</text:p>
          </table:table-cell>
          <table:table-cell office:value-type="float" office:value="1.820619" calcext:value-type="float">
            <text:p>1.820619</text:p>
          </table:table-cell>
          <table:table-cell office:value-type="float" office:value="1.3" calcext:value-type="float">
            <text:p>1.3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4010" calcext:value-type="float">
            <text:p>4010</text:p>
          </table:table-cell>
          <table:table-cell office:value-type="float" office:value="4213757001" calcext:value-type="float">
            <text:p>4213757001</text:p>
          </table:table-cell>
          <table:table-cell office:value-type="float" office:value="9449925920" calcext:value-type="float">
            <text:p>9449925920</text:p>
          </table:table-cell>
          <table:table-cell office:value-type="float" office:value="26056756" calcext:value-type="float">
            <text:p>26056756</text:p>
          </table:table-cell>
          <table:table-cell office:value-type="float" office:value="181026775" calcext:value-type="float">
            <text:p>181026775</text:p>
          </table:table-cell>
          <table:table-cell office:value-type="float" office:value="140100540" calcext:value-type="float">
            <text:p>140100540</text:p>
          </table:table-cell>
          <table:table-cell office:value-type="float" office:value="30341818" calcext:value-type="float">
            <text:p>3034181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5904" calcext:value-type="float">
            <text:p>0.445904</text:p>
          </table:table-cell>
          <table:table-cell office:value-type="float" office:value="26056756" calcext:value-type="float">
            <text:p>26056756</text:p>
          </table:table-cell>
          <table:table-cell office:value-type="float" office:value="11.55106" calcext:value-type="float">
            <text:p>11.55106</text:p>
          </table:table-cell>
          <table:table-cell office:value-type="float" office:value="8.939616" calcext:value-type="float">
            <text:p>8.939616</text:p>
          </table:table-cell>
          <table:table-cell office:value-type="float" office:value="1.936068" calcext:value-type="float">
            <text:p>1.936068</text:p>
          </table:table-cell>
          <table:table-cell office:value-type="float" office:value="1.29" calcext:value-type="float">
            <text:p>1.29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5013" calcext:value-type="float">
            <text:p>5013</text:p>
          </table:table-cell>
          <table:table-cell office:value-type="float" office:value="4176232144" calcext:value-type="float">
            <text:p>4176232144</text:p>
          </table:table-cell>
          <table:table-cell office:value-type="float" office:value="9507231412" calcext:value-type="float">
            <text:p>9507231412</text:p>
          </table:table-cell>
          <table:table-cell office:value-type="float" office:value="25262462" calcext:value-type="float">
            <text:p>25262462</text:p>
          </table:table-cell>
          <table:table-cell office:value-type="float" office:value="173715161" calcext:value-type="float">
            <text:p>173715161</text:p>
          </table:table-cell>
          <table:table-cell office:value-type="float" office:value="134357565" calcext:value-type="float">
            <text:p>134357565</text:p>
          </table:table-cell>
          <table:table-cell office:value-type="float" office:value="27809476" calcext:value-type="float">
            <text:p>2780947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9269" calcext:value-type="float">
            <text:p>0.439269</text:p>
          </table:table-cell>
          <table:table-cell office:value-type="float" office:value="25262462" calcext:value-type="float">
            <text:p>25262462</text:p>
          </table:table-cell>
          <table:table-cell office:value-type="float" office:value="11.084517" calcext:value-type="float">
            <text:p>11.084517</text:p>
          </table:table-cell>
          <table:table-cell office:value-type="float" office:value="8.573165" calcext:value-type="float">
            <text:p>8.573165</text:p>
          </table:table-cell>
          <table:table-cell office:value-type="float" office:value="1.774483" calcext:value-type="float">
            <text:p>1.774483</text:p>
          </table:table-cell>
          <table:table-cell office:value-type="float" office:value="1.29" calcext:value-type="float">
            <text:p>1.29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6016" calcext:value-type="float">
            <text:p>6016</text:p>
          </table:table-cell>
          <table:table-cell office:value-type="float" office:value="4280541344" calcext:value-type="float">
            <text:p>4280541344</text:p>
          </table:table-cell>
          <table:table-cell office:value-type="float" office:value="9329916609" calcext:value-type="float">
            <text:p>9329916609</text:p>
          </table:table-cell>
          <table:table-cell office:value-type="float" office:value="26754513" calcext:value-type="float">
            <text:p>26754513</text:p>
          </table:table-cell>
          <table:table-cell office:value-type="float" office:value="191468867" calcext:value-type="float">
            <text:p>191468867</text:p>
          </table:table-cell>
          <table:table-cell office:value-type="float" office:value="147040073" calcext:value-type="float">
            <text:p>147040073</text:p>
          </table:table-cell>
          <table:table-cell office:value-type="float" office:value="34057706" calcext:value-type="float">
            <text:p>340577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8797" calcext:value-type="float">
            <text:p>0.458797</text:p>
          </table:table-cell>
          <table:table-cell office:value-type="float" office:value="26754512" calcext:value-type="float">
            <text:p>26754512</text:p>
          </table:table-cell>
          <table:table-cell office:value-type="float" office:value="12.217355" calcext:value-type="float">
            <text:p>12.217355</text:p>
          </table:table-cell>
          <table:table-cell office:value-type="float" office:value="9.382418" calcext:value-type="float">
            <text:p>9.382418</text:p>
          </table:table-cell>
          <table:table-cell office:value-type="float" office:value="2.173173" calcext:value-type="float">
            <text:p>2.173173</text:p>
          </table:table-cell>
          <table:table-cell office:value-type="float" office:value="1.3" calcext:value-type="float">
            <text:p>1.3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7019" calcext:value-type="float">
            <text:p>7019</text:p>
          </table:table-cell>
          <table:table-cell office:value-type="float" office:value="4267474575" calcext:value-type="float">
            <text:p>4267474575</text:p>
          </table:table-cell>
          <table:table-cell office:value-type="float" office:value="9527905608" calcext:value-type="float">
            <text:p>9527905608</text:p>
          </table:table-cell>
          <table:table-cell office:value-type="float" office:value="25973786" calcext:value-type="float">
            <text:p>25973786</text:p>
          </table:table-cell>
          <table:table-cell office:value-type="float" office:value="182418680" calcext:value-type="float">
            <text:p>182418680</text:p>
          </table:table-cell>
          <table:table-cell office:value-type="float" office:value="140625991" calcext:value-type="float">
            <text:p>140625991</text:p>
          </table:table-cell>
          <table:table-cell office:value-type="float" office:value="30826809" calcext:value-type="float">
            <text:p>308268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892" calcext:value-type="float">
            <text:p>0.447892</text:p>
          </table:table-cell>
          <table:table-cell office:value-type="float" office:value="25973786" calcext:value-type="float">
            <text:p>25973786</text:p>
          </table:table-cell>
          <table:table-cell office:value-type="float" office:value="11.639876" calcext:value-type="float">
            <text:p>11.639876</text:p>
          </table:table-cell>
          <table:table-cell office:value-type="float" office:value="8.973144" calcext:value-type="float">
            <text:p>8.973144</text:p>
          </table:table-cell>
          <table:table-cell office:value-type="float" office:value="1.967015" calcext:value-type="float">
            <text:p>1.967015</text:p>
          </table:table-cell>
          <table:table-cell office:value-type="float" office:value="1.3" calcext:value-type="float">
            <text:p>1.3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8022" calcext:value-type="float">
            <text:p>8022</text:p>
          </table:table-cell>
          <table:table-cell office:value-type="float" office:value="4152362490" calcext:value-type="float">
            <text:p>4152362490</text:p>
          </table:table-cell>
          <table:table-cell office:value-type="float" office:value="9481930732" calcext:value-type="float">
            <text:p>9481930732</text:p>
          </table:table-cell>
          <table:table-cell office:value-type="float" office:value="19544152" calcext:value-type="float">
            <text:p>19544152</text:p>
          </table:table-cell>
          <table:table-cell office:value-type="float" office:value="139533937" calcext:value-type="float">
            <text:p>139533937</text:p>
          </table:table-cell>
          <table:table-cell office:value-type="float" office:value="107969694" calcext:value-type="float">
            <text:p>107969694</text:p>
          </table:table-cell>
          <table:table-cell office:value-type="float" office:value="25498441" calcext:value-type="float">
            <text:p>2549844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924" calcext:value-type="float">
            <text:p>0.437924</text:p>
          </table:table-cell>
          <table:table-cell office:value-type="float" office:value="19544152" calcext:value-type="float">
            <text:p>19544152</text:p>
          </table:table-cell>
          <table:table-cell office:value-type="float" office:value="8.903461" calcext:value-type="float">
            <text:p>8.903461</text:p>
          </table:table-cell>
          <table:table-cell office:value-type="float" office:value="6.889392" calcext:value-type="float">
            <text:p>6.889392</text:p>
          </table:table-cell>
          <table:table-cell office:value-type="float" office:value="1.627019" calcext:value-type="float">
            <text:p>1.627019</text:p>
          </table:table-cell>
          <table:table-cell office:value-type="float" office:value="1.29" calcext:value-type="float">
            <text:p>1.29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9025" calcext:value-type="float">
            <text:p>9025</text:p>
          </table:table-cell>
          <table:table-cell office:value-type="float" office:value="4293097713" calcext:value-type="float">
            <text:p>4293097713</text:p>
          </table:table-cell>
          <table:table-cell office:value-type="float" office:value="9581380849" calcext:value-type="float">
            <text:p>9581380849</text:p>
          </table:table-cell>
          <table:table-cell office:value-type="float" office:value="25981220" calcext:value-type="float">
            <text:p>25981220</text:p>
          </table:table-cell>
          <table:table-cell office:value-type="float" office:value="182849891" calcext:value-type="float">
            <text:p>182849891</text:p>
          </table:table-cell>
          <table:table-cell office:value-type="float" office:value="140958436" calcext:value-type="float">
            <text:p>140958436</text:p>
          </table:table-cell>
          <table:table-cell office:value-type="float" office:value="31156624" calcext:value-type="float">
            <text:p>3115662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067" calcext:value-type="float">
            <text:p>0.448067</text:p>
          </table:table-cell>
          <table:table-cell office:value-type="float" office:value="25981220" calcext:value-type="float">
            <text:p>25981220</text:p>
          </table:table-cell>
          <table:table-cell office:value-type="float" office:value="11.667391" calcext:value-type="float">
            <text:p>11.667391</text:p>
          </table:table-cell>
          <table:table-cell office:value-type="float" office:value="8.994356" calcext:value-type="float">
            <text:p>8.994356</text:p>
          </table:table-cell>
          <table:table-cell office:value-type="float" office:value="1.98806" calcext:value-type="float">
            <text:p>1.98806</text:p>
          </table:table-cell>
          <table:table-cell office:value-type="float" office:value="1.3" calcext:value-type="float">
            <text:p>1.3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10028" calcext:value-type="float">
            <text:p>10028</text:p>
          </table:table-cell>
          <table:table-cell office:value-type="float" office:value="4234936084" calcext:value-type="float">
            <text:p>4234936084</text:p>
          </table:table-cell>
          <table:table-cell office:value-type="float" office:value="9434690348" calcext:value-type="float">
            <text:p>9434690348</text:p>
          </table:table-cell>
          <table:table-cell office:value-type="float" office:value="26039451" calcext:value-type="float">
            <text:p>26039451</text:p>
          </table:table-cell>
          <table:table-cell office:value-type="float" office:value="182377288" calcext:value-type="float">
            <text:p>182377288</text:p>
          </table:table-cell>
          <table:table-cell office:value-type="float" office:value="140492567" calcext:value-type="float">
            <text:p>140492567</text:p>
          </table:table-cell>
          <table:table-cell office:value-type="float" office:value="30651198" calcext:value-type="float">
            <text:p>3065119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869" calcext:value-type="float">
            <text:p>0.448869</text:p>
          </table:table-cell>
          <table:table-cell office:value-type="float" office:value="26039452" calcext:value-type="float">
            <text:p>26039452</text:p>
          </table:table-cell>
          <table:table-cell office:value-type="float" office:value="11.637235" calcext:value-type="float">
            <text:p>11.637235</text:p>
          </table:table-cell>
          <table:table-cell office:value-type="float" office:value="8.96463" calcext:value-type="float">
            <text:p>8.96463</text:p>
          </table:table-cell>
          <table:table-cell office:value-type="float" office:value="1.955809" calcext:value-type="float">
            <text:p>1.955809</text:p>
          </table:table-cell>
          <table:table-cell office:value-type="float" office:value="1.3" calcext:value-type="float">
            <text:p>1.3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11031" calcext:value-type="float">
            <text:p>11031</text:p>
          </table:table-cell>
          <table:table-cell office:value-type="float" office:value="4272679953" calcext:value-type="float">
            <text:p>4272679953</text:p>
          </table:table-cell>
          <table:table-cell office:value-type="float" office:value="9546097063" calcext:value-type="float">
            <text:p>9546097063</text:p>
          </table:table-cell>
          <table:table-cell office:value-type="float" office:value="25961776" calcext:value-type="float">
            <text:p>25961776</text:p>
          </table:table-cell>
          <table:table-cell office:value-type="float" office:value="183186027" calcext:value-type="float">
            <text:p>183186027</text:p>
          </table:table-cell>
          <table:table-cell office:value-type="float" office:value="141278885" calcext:value-type="float">
            <text:p>141278885</text:p>
          </table:table-cell>
          <table:table-cell office:value-type="float" office:value="31460013" calcext:value-type="float">
            <text:p>314600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584" calcext:value-type="float">
            <text:p>0.447584</text:p>
          </table:table-cell>
          <table:table-cell office:value-type="float" office:value="25961776" calcext:value-type="float">
            <text:p>25961776</text:p>
          </table:table-cell>
          <table:table-cell office:value-type="float" office:value="11.68884" calcext:value-type="float">
            <text:p>11.68884</text:p>
          </table:table-cell>
          <table:table-cell office:value-type="float" office:value="9.014804" calcext:value-type="float">
            <text:p>9.014804</text:p>
          </table:table-cell>
          <table:table-cell office:value-type="float" office:value="2.007418" calcext:value-type="float">
            <text:p>2.007418</text:p>
          </table:table-cell>
          <table:table-cell office:value-type="float" office:value="1.3" calcext:value-type="float">
            <text:p>1.3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12034" calcext:value-type="float">
            <text:p>12034</text:p>
          </table:table-cell>
          <table:table-cell office:value-type="float" office:value="4224739465" calcext:value-type="float">
            <text:p>4224739465</text:p>
          </table:table-cell>
          <table:table-cell office:value-type="float" office:value="9420235768" calcext:value-type="float">
            <text:p>9420235768</text:p>
          </table:table-cell>
          <table:table-cell office:value-type="float" office:value="20230820" calcext:value-type="float">
            <text:p>20230820</text:p>
          </table:table-cell>
          <table:table-cell office:value-type="float" office:value="148259926" calcext:value-type="float">
            <text:p>148259926</text:p>
          </table:table-cell>
          <table:table-cell office:value-type="float" office:value="112335261" calcext:value-type="float">
            <text:p>112335261</text:p>
          </table:table-cell>
          <table:table-cell office:value-type="float" office:value="26636426" calcext:value-type="float">
            <text:p>266364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475" calcext:value-type="float">
            <text:p>0.448475</text:p>
          </table:table-cell>
          <table:table-cell office:value-type="float" office:value="20230820" calcext:value-type="float">
            <text:p>20230820</text:p>
          </table:table-cell>
          <table:table-cell office:value-type="float" office:value="9.460254" calcext:value-type="float">
            <text:p>9.460254</text:p>
          </table:table-cell>
          <table:table-cell office:value-type="float" office:value="7.167953" calcext:value-type="float">
            <text:p>7.167953</text:p>
          </table:table-cell>
          <table:table-cell office:value-type="float" office:value="1.699632" calcext:value-type="float">
            <text:p>1.699632</text:p>
          </table:table-cell>
          <table:table-cell office:value-type="float" office:value="1.32" calcext:value-type="float">
            <text:p>1.32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13037" calcext:value-type="float">
            <text:p>13037</text:p>
          </table:table-cell>
          <table:table-cell office:value-type="float" office:value="4314389921" calcext:value-type="float">
            <text:p>4314389921</text:p>
          </table:table-cell>
          <table:table-cell office:value-type="float" office:value="9596307443" calcext:value-type="float">
            <text:p>9596307443</text:p>
          </table:table-cell>
          <table:table-cell office:value-type="float" office:value="25221816" calcext:value-type="float">
            <text:p>25221816</text:p>
          </table:table-cell>
          <table:table-cell office:value-type="float" office:value="178777023" calcext:value-type="float">
            <text:p>178777023</text:p>
          </table:table-cell>
          <table:table-cell office:value-type="float" office:value="137454668" calcext:value-type="float">
            <text:p>137454668</text:p>
          </table:table-cell>
          <table:table-cell office:value-type="float" office:value="31165939" calcext:value-type="float">
            <text:p>3116593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9589" calcext:value-type="float">
            <text:p>0.449589</text:p>
          </table:table-cell>
          <table:table-cell office:value-type="float" office:value="25221816" calcext:value-type="float">
            <text:p>25221816</text:p>
          </table:table-cell>
          <table:table-cell office:value-type="float" office:value="11.407507" calcext:value-type="float">
            <text:p>11.407507</text:p>
          </table:table-cell>
          <table:table-cell office:value-type="float" office:value="8.770786" calcext:value-type="float">
            <text:p>8.770786</text:p>
          </table:table-cell>
          <table:table-cell office:value-type="float" office:value="1.988654" calcext:value-type="float">
            <text:p>1.988654</text:p>
          </table:table-cell>
          <table:table-cell office:value-type="float" office:value="1.3" calcext:value-type="float">
            <text:p>1.3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13206" calcext:value-type="float">
            <text:p>13206</text:p>
          </table:table-cell>
          <table:table-cell office:value-type="float" office:value="571740653" calcext:value-type="float">
            <text:p>571740653</text:p>
          </table:table-cell>
          <table:table-cell office:value-type="float" office:value="1424077768" calcext:value-type="float">
            <text:p>1424077768</text:p>
          </table:table-cell>
          <table:table-cell office:value-type="float" office:value="6524112" calcext:value-type="float">
            <text:p>6524112</text:p>
          </table:table-cell>
          <table:table-cell office:value-type="float" office:value="37716526" calcext:value-type="float">
            <text:p>37716526</text:p>
          </table:table-cell>
          <table:table-cell office:value-type="float" office:value="31258660" calcext:value-type="float">
            <text:p>31258660</text:p>
          </table:table-cell>
          <table:table-cell office:value-type="float" office:value="3984970" calcext:value-type="float">
            <text:p>39849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481" calcext:value-type="float">
            <text:p>0.401481</text:p>
          </table:table-cell>
          <table:table-cell office:value-type="float" office:value="6524112" calcext:value-type="float">
            <text:p>6524112</text:p>
          </table:table-cell>
          <table:table-cell office:value-type="float" office:value="14.283182" calcext:value-type="float">
            <text:p>14.283182</text:p>
          </table:table-cell>
          <table:table-cell office:value-type="float" office:value="11.837599" calcext:value-type="float">
            <text:p>11.837599</text:p>
          </table:table-cell>
          <table:table-cell office:value-type="float" office:value="1.509101" calcext:value-type="float">
            <text:p>1.509101</text:p>
          </table:table-cell>
          <table:table-cell office:value-type="float" office:value="1.21" calcext:value-type="float">
            <text:p>1.21</text:p>
          </table:table-cell>
          <table:table-cell office:value-type="float" office:value="7.84" calcext:value-type="float">
            <text:p>7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4:37:44.624544577</meta:creation-date>
    <dc:date>2015-10-31T04:38:22.170709475</dc:date>
    <meta:editing-duration>P0D</meta:editing-duration>
    <meta:editing-cycles>1</meta:editing-cycles>
    <meta:document-statistic meta:table-count="1" meta:cell-count="300" meta:object-count="0"/>
    <meta:generator>LibreOffice/4.2.8.2$Linux_X86_64 LibreOffice_project/420m0$Build-2</meta:generator>
  </office:meta>
</office:document-meta>
</file>